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378cm" fo:min-width="16.942cm"/>
    </style:style>
    <style:style style:name="gr2" style:family="graphic" style:parent-style-name="standard">
      <style:graphic-properties draw:textarea-horizontal-align="justify" draw:textarea-vertical-align="middle" draw:auto-grow-height="false" fo:min-height="1.143cm" fo:min-width="4.027cm"/>
    </style:style>
    <style:style style:name="gr3" style:family="graphic" style:parent-style-name="standard">
      <style:graphic-properties draw:textarea-horizontal-align="justify" draw:textarea-vertical-align="middle" draw:auto-grow-height="false" fo:min-height="1.143cm" fo:min-width="4.026cm"/>
    </style:style>
    <style:style style:name="gr4" style:family="graphic" style:parent-style-name="Main_20_Components">
      <style:graphic-properties draw:auto-grow-height="false" fo:min-height="1.143cm" fo:min-width="4.027cm"/>
    </style:style>
    <style:style style:name="gr5" style:family="graphic" style:parent-style-name="Main_20_Components">
      <style:graphic-properties draw:auto-grow-height="false" fo:min-height="1.143cm" fo:min-width="4.026cm"/>
    </style:style>
    <style:style style:name="gr6" style:family="graphic" style:parent-style-name="Main_20_Components_20_Info">
      <style:graphic-properties draw:auto-grow-height="false" fo:min-height="0.536cm" fo:min-width="2.413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8.28cm" svg:height="13.716cm" svg:x="1.262cm" svg:y="8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027cm" svg:height="1.143cm" svg:x="8.389cm" svg:y="2.905cm">
          <text:p text:style-name="P1">globalpom-groovy-osgi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026cm" svg:height="1.143cm" svg:x="8.612cm" svg:y="12.665cm">
          <text:p text:style-name="P1">resources-getbundle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027cm" svg:height="1.143cm" svg:x="8.612cm" svg:y="14.697cm">
          <text:p text:style-name="P1">resources-api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027cm" svg:height="1.143cm" svg:x="8.389cm" svg:y="6.469cm">
          <text:p text:style-name="P1">resources-par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026cm" svg:height="1.143cm" svg:x="8.389cm" svg:y="4.712cm">
          <text:p text:style-name="P1">resources</text:p>
          <draw:enhanced-geometry svg:viewBox="0 0 21600 21600" draw:type="rectangle" draw:enhanced-path="M 0 0 L 21600 0 21600 21600 0 21600 0 0 Z N"/>
        </draw:custom-shape>
        <draw:connector draw:style-name="Parent_20_Line" draw:layer="layout" svg:x1="10.402cm" svg:y1="4.712cm" svg:x2="10.402cm" svg:y2="4.048cm" draw:start-shape="id1" draw:start-glue-point="0" draw:end-shape="id2" draw:end-glue-point="2" svg:d="M10402 4712v-664" svg:viewBox="0 0 1 665">
          <text:p/>
        </draw:connector>
        <draw:connector draw:style-name="Parent_20_Line" draw:layer="layout" svg:x1="10.402cm" svg:y1="6.469cm" svg:x2="10.402cm" svg:y2="5.855cm" draw:start-shape="id3" draw:start-glue-point="0" draw:end-shape="id1" draw:end-glue-point="2" svg:d="M10402 6469v-614" svg:viewBox="0 0 1 615">
          <text:p/>
        </draw:connector>
        <draw:custom-shape draw:style-name="gr4" xml:id="id5" draw:id="id5" draw:layer="layout" svg:width="4.027cm" svg:height="1.143cm" svg:x="2.076cm" svg:y="12.66cm">
          <text:p>resources-bin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27cm" svg:height="1.143cm" svg:x="8.285cm" svg:y="9.255cm">
          <text:p text:style-name="P1">resources-ites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xml:id="id11" draw:id="id11" draw:layer="layout" svg:width="4.026cm" svg:height="1.143cm" svg:x="14.848cm" svg:y="14.824cm">
          <text:p>resources-images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4.027cm" svg:height="1.143cm" svg:x="14.848cm" svg:y="16.739cm">
          <text:p text:style-name="P1">resources-images-tests</text:p>
          <draw:enhanced-geometry svg:viewBox="0 0 21600 21600" draw:type="rectangle" draw:enhanced-path="M 0 0 L 21600 0 21600 21600 0 21600 0 0 Z N"/>
        </draw:custom-shape>
        <draw:custom-shape draw:style-name="gr5" xml:id="id14" draw:id="id14" draw:layer="layout" svg:width="4.026cm" svg:height="1.143cm" svg:x="2.076cm" svg:y="18.375cm">
          <text:p>resources-st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4.027cm" svg:height="1.143cm" svg:x="2.076cm" svg:y="16.47cm">
          <text:p text:style-name="P1">resources-templates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4.026cm" svg:height="1.143cm" svg:x="2.076cm" svg:y="20.153cm">
          <text:p text:style-name="P1">resources-templates-tests</text:p>
          <draw:enhanced-geometry svg:viewBox="0 0 21600 21600" draw:type="rectangle" draw:enhanced-path="M 0 0 L 21600 0 21600 21600 0 21600 0 0 Z N"/>
        </draw:custom-shape>
        <draw:custom-shape draw:style-name="gr4" xml:id="id9" draw:id="id9" draw:layer="layout" svg:width="4.027cm" svg:height="1.143cm" svg:x="14.867cm" svg:y="10.66cm">
          <text:p>resources-texts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027cm" svg:height="1.143cm" svg:x="14.867cm" svg:y="12.575cm">
          <text:p text:style-name="P1">resources-texts-tests</text:p>
          <draw:enhanced-geometry svg:viewBox="0 0 21600 21600" draw:type="rectangle" draw:enhanced-path="M 0 0 L 21600 0 21600 21600 0 21600 0 0 Z N"/>
        </draw:custom-shape>
        <draw:connector draw:style-name="Parent_20_Line" draw:layer="layout" svg:x1="10.402cm" svg:y1="8.747cm" svg:x2="10.402cm" svg:y2="7.612cm" draw:start-shape="id4" draw:start-glue-point="0" draw:end-shape="id3" draw:end-glue-point="2" svg:d="M10402 8747v-1135" svg:viewBox="0 0 1 1136">
          <text:p/>
        </draw:connector>
        <draw:custom-shape draw:style-name="gr2" draw:text-style-name="P1" xml:id="id6" draw:id="id6" draw:layer="layout" svg:width="4.027cm" svg:height="1.143cm" svg:x="2.076cm" svg:y="14.575cm">
          <text:p text:style-name="P1">resources-binary-tests</text:p>
          <draw:enhanced-geometry svg:viewBox="0 0 21600 21600" draw:type="rectangle" draw:enhanced-path="M 0 0 L 21600 0 21600 21600 0 21600 0 0 Z N"/>
        </draw:custom-shape>
        <draw:connector draw:style-name="Dependency_20_Line" draw:layer="layout" draw:type="curve" svg:x1="4.089cm" svg:y1="13.803cm" svg:x2="4.089cm" svg:y2="14.575cm" draw:start-shape="id5" draw:start-glue-point="2" draw:end-shape="id6" draw:end-glue-point="0" svg:d="M4089 13803v772" svg:viewBox="0 0 1 773">
          <text:p/>
        </draw:connector>
        <draw:connector draw:style-name="Dependency_20_Line" draw:layer="layout" draw:type="curve" svg:x1="6.103cm" svg:y1="13.231cm" svg:x2="8.612cm" svg:y2="13.236cm" draw:start-shape="id5" draw:start-glue-point="1" draw:end-shape="id7" draw:end-glue-point="3" svg:d="M6103 13231c1881 0 627 5 2509 5" svg:viewBox="0 0 2510 6">
          <text:p/>
        </draw:connector>
        <draw:connector draw:style-name="Dependency_20_Line" draw:layer="layout" draw:type="curve" svg:x1="6.103cm" svg:y1="13.231cm" svg:x2="8.612cm" svg:y2="15.268cm" draw:start-shape="id5" draw:start-glue-point="1" draw:end-shape="id8" draw:end-glue-point="3" svg:d="M6103 13231c1881 0 627 2037 2509 2037" svg:viewBox="0 0 2510 2038">
          <text:p/>
        </draw:connector>
        <draw:connector draw:style-name="Dependency_20_Line" draw:layer="layout" draw:type="curve" svg:x1="14.867cm" svg:y1="11.231cm" svg:x2="12.638cm" svg:y2="13.236cm" draw:start-shape="id9" draw:start-glue-point="3" draw:end-shape="id7" draw:end-glue-point="1" svg:d="M14867 11231c-1672 0-558 2005-2229 2005" svg:viewBox="0 0 2230 2006">
          <text:p/>
        </draw:connector>
        <draw:connector draw:style-name="Dependency_20_Line" draw:layer="layout" draw:type="curve" svg:x1="16.88cm" svg:y1="11.803cm" svg:x2="16.88cm" svg:y2="12.575cm" draw:start-shape="id9" draw:start-glue-point="2" draw:end-shape="id10" draw:end-glue-point="0" svg:d="M16880 11803v772" svg:viewBox="0 0 1 773">
          <text:p/>
        </draw:connector>
        <draw:connector draw:style-name="Dependency_20_Line" draw:layer="layout" draw:type="curve" svg:x1="14.848cm" svg:y1="15.395cm" svg:x2="12.639cm" svg:y2="15.268cm" draw:start-shape="id11" draw:start-glue-point="3" draw:end-shape="id8" draw:end-glue-point="1" svg:d="M14848 15395c-1657 0-553-127-2209-127" svg:viewBox="0 0 2210 128">
          <text:p/>
        </draw:connector>
        <draw:connector draw:style-name="Dependency_20_Line" draw:layer="layout" draw:type="curve" svg:x1="16.861cm" svg:y1="15.967cm" svg:x2="16.861cm" svg:y2="16.739cm" draw:start-shape="id11" draw:start-glue-point="2" draw:end-shape="id12" draw:end-glue-point="0" svg:d="M16861 15967v772" svg:viewBox="0 0 1 773">
          <text:p/>
        </draw:connector>
        <draw:connector draw:style-name="Dependency_20_Line" draw:layer="layout" draw:type="curve" svg:x1="14.848cm" svg:y1="15.395cm" svg:x2="12.638cm" svg:y2="13.236cm" draw:start-shape="id11" draw:start-glue-point="3" draw:end-shape="id7" draw:end-glue-point="1" svg:d="M14848 15395c-1657 0-553-2159-2210-2159" svg:viewBox="0 0 2211 2160">
          <text:p/>
        </draw:connector>
        <draw:connector draw:style-name="Dependency_20_Line" draw:layer="layout" draw:type="curve" svg:x1="14.867cm" svg:y1="11.231cm" svg:x2="12.639cm" svg:y2="15.268cm" draw:start-shape="id9" draw:start-glue-point="3" draw:end-shape="id8" draw:end-glue-point="1" svg:d="M14867 11231c-1672 0-559 4037-2228 4037" svg:viewBox="0 0 2229 4038">
          <text:p/>
        </draw:connector>
        <draw:connector draw:style-name="Dependency_20_Line" draw:layer="layout" draw:type="curve" svg:x1="6.103cm" svg:y1="17.041cm" svg:x2="8.612cm" svg:y2="13.236cm" draw:start-shape="id13" draw:start-glue-point="1" draw:end-shape="id7" draw:end-glue-point="3" svg:d="M6103 17041c1881 0 627-3805 2509-3805" svg:viewBox="0 0 2510 3806">
          <text:p/>
        </draw:connector>
        <draw:connector draw:style-name="Dependency_20_Line" draw:layer="layout" draw:type="curve" svg:x1="6.103cm" svg:y1="17.041cm" svg:x2="8.612cm" svg:y2="15.268cm" draw:start-shape="id13" draw:start-glue-point="1" draw:end-shape="id8" draw:end-glue-point="3" svg:d="M6103 17041c1881 0 627-1773 2509-1773" svg:viewBox="0 0 2510 1774">
          <text:p/>
        </draw:connector>
        <draw:connector draw:style-name="Dependency_20_Line" draw:layer="layout" draw:type="curve" svg:x1="4.089cm" svg:y1="18.375cm" svg:x2="4.089cm" svg:y2="17.613cm" draw:start-shape="id14" draw:start-glue-point="0" draw:end-shape="id13" draw:end-glue-point="2" svg:d="M4089 18375v-762" svg:viewBox="0 0 1 763">
          <text:p/>
        </draw:connector>
        <draw:connector draw:style-name="Dependency_20_Line" draw:layer="layout" draw:type="curve" svg:x1="4.089cm" svg:y1="19.518cm" svg:x2="4.089cm" svg:y2="20.153cm" draw:start-shape="id14" draw:start-glue-point="2" draw:end-shape="id15" draw:end-glue-point="0" svg:d="M4089 19518v635" svg:viewBox="0 0 1 636">
          <text:p/>
        </draw:connector>
        <draw:custom-shape draw:style-name="gr6" draw:layer="layout" svg:width="3.429cm" svg:height="0.762cm" svg:x="1.889cm" svg:y="10.906cm">
          <text:p>Main components.</text:p>
          <draw:enhanced-geometry svg:viewBox="0 0 21600 21600" draw:glue-points="10800 0 3160 3160 0 10800 3160 18440 10800 21600 18440 18440 21600 10800 18440 3160 ?f14 ?f15" draw:text-areas="3200 3200 18400 18400" draw:type="round-callout" draw:modifiers="16429.8542274053 43879.42332896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draw:textarea-vertical-align="middle" draw:fit-to-size="fals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rent_20_Line" style:display-name="Parent Line" style:family="graphic" style:parent-style-name="standard">
      <style:graphic-properties draw:marker-end="Triangle_20_unfilled"/>
    </style:style>
    <style:style style:name="Dependency_20_Line" style:display-name="Dependency Line" style:family="graphic" style:parent-style-name="standard">
      <style:graphic-properties draw:stroke="dash" draw:stroke-dash="Fine_20_Dashed" draw:marker-end="Arrow"/>
    </style:style>
    <style:style style:name="Main_20_Components" style:display-name="Main Components" style:family="graphic" style:parent-style-name="standard">
      <style:graphic-properties draw:fill-color="#ffffcc" draw:fill-gradient-name="Gradient_20_2" draw:fill-hatch-name="Hatching_20_1" draw:fill-image-name="Bitmap_20_1" draw:textarea-horizontal-align="center" draw:fit-to-size="shrink-to-fit"/>
      <style:paragraph-properties style:writing-mode="lr-tb"/>
    </style:style>
    <style:style style:name="Main_20_Components_20_Info" style:display-name="Main Components Info" style:family="graphic" style:parent-style-name="standard">
      <style:graphic-properties svg:stroke-color="#ffffcc" draw:fill-color="#ffffcc" draw:fill-gradient-name="Gradient_20_2" draw:fill-hatch-name="Hatching_20_1" draw:fill-image-name="Bitmap_20_1"/>
      <style:paragraph-properties style:writing-mode="lr-tb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5:10:04.842242843</meta:creation-date>
    <dc:date>2018-11-28T12:15:00.240000000</dc:date>
    <meta:editing-duration>PT16M13S</meta:editing-duration>
    <meta:editing-cycles>3</meta:editing-cycles>
    <meta:generator>LibreOffice/5.2.6.2$Windows_x86 LibreOffice_project/a3100ed2409ebf1c212f5048fbe377c281438fdc</meta:generator>
    <meta:document-statistic meta:object-count="33"/>
  </office:meta>
</office:document-meta>
</file>